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>
            <text:p>Date Pinawa</text:p>
          </table:table-cell>
          <table:table-cell office:value-type="string">
            <text:p>11-29-2011</text:p>
          </table:table-cell>
          <table:table-cell/>
          <table:table-cell office:value-type="string">
            <text:p>11-29-2011</text:p>
          </table:table-cell>
          <table:table-cell/>
          <table:table-cell office:value-type="string">
            <text:p>11-29-2011</text:p>
          </table:table-cell>
          <table:table-cell/>
          <table:table-cell office:value-type="string">
            <text:p>11-29-2011</text:p>
          </table:table-cell>
          <table:table-cell/>
          <table:table-cell office:value-type="string">
            <text:p>11-29-2011</text:p>
          </table:table-cell>
          <table:table-cell/>
          <table:table-cell office:value-type="string">
            <text:p>11-29-2011</text:p>
          </table:table-cell>
          <table:table-cell/>
          <table:table-cell office:value-type="string">
            <text:p>11-29-2011</text:p>
          </table:table-cell>
          <table:table-cell/>
          <table:table-cell office:value-type="string">
            <text:p>11-29-2011</text:p>
          </table:table-cell>
          <table:table-cell/>
        </table:table-row>
        <table:table-row table:style-name="ro2">
          <table:table-cell office:value-type="string">
            <text:p>Hour</text:p>
          </table:table-cell>
          <table:table-cell table:style-name="ce1" office:value-type="float" office:value="3.4">
            <text:p>3.4</text:p>
          </table:table-cell>
          <table:table-cell/>
          <table:table-cell table:style-name="ce1" office:value-type="float" office:value="3.4">
            <text:p>3.4</text:p>
          </table:table-cell>
          <table:table-cell/>
          <table:table-cell table:style-name="ce1" office:value-type="float" office:value="3.4">
            <text:p>3.4</text:p>
          </table:table-cell>
          <table:table-cell/>
          <table:table-cell table:style-name="ce1" office:value-type="float" office:value="3.4">
            <text:p>3.4</text:p>
          </table:table-cell>
          <table:table-cell/>
          <table:table-cell table:style-name="ce1" office:value-type="float" office:value="3.4">
            <text:p>3.4</text:p>
          </table:table-cell>
          <table:table-cell/>
          <table:table-cell table:style-name="ce1" office:value-type="float" office:value="3.4">
            <text:p>3.4</text:p>
          </table:table-cell>
          <table:table-cell/>
          <table:table-cell table:style-name="ce1" office:value-type="float" office:value="3.4">
            <text:p>3.4</text:p>
          </table:table-cell>
          <table:table-cell/>
          <table:table-cell table:style-name="ce1" office:value-type="float" office:value="3.4">
            <text:p>3.4</text:p>
          </table:table-cell>
          <table:table-cell/>
        </table:table-row>
        <table:table-row table:style-name="ro2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Rows Plotted (k)</text:p>
          </table:table-cell>
          <table:table-cell office:value-type="string">
            <text:p>57-157</text:p>
          </table:table-cell>
          <table:table-cell/>
          <table:table-cell office:value-type="string">
            <text:p>57-157</text:p>
          </table:table-cell>
          <table:table-cell/>
          <table:table-cell office:value-type="string">
            <text:p>57-157</text:p>
          </table:table-cell>
          <table:table-cell/>
          <table:table-cell office:value-type="string">
            <text:p>57-157</text:p>
          </table:table-cell>
          <table:table-cell/>
          <table:table-cell office:value-type="string">
            <text:p>57-157</text:p>
          </table:table-cell>
          <table:table-cell/>
          <table:table-cell office:value-type="string">
            <text:p>57-157</text:p>
          </table:table-cell>
          <table:table-cell/>
          <table:table-cell office:value-type="string">
            <text:p>57-157</text:p>
          </table:table-cell>
          <table:table-cell/>
          <table:table-cell office:value-type="string">
            <text:p>57-157</text:p>
          </table:table-cell>
          <table:table-cell/>
        </table:table-row>
        <table:table-row table:style-name="ro2">
          <table:table-cell office:value-type="string">
            <text:p>Columns Averaged (j)</text:p>
          </table:table-cell>
          <table:table-cell office:value-type="string">
            <text:p>315-320</text:p>
          </table:table-cell>
          <table:table-cell/>
          <table:table-cell office:value-type="string">
            <text:p>315-320</text:p>
          </table:table-cell>
          <table:table-cell/>
          <table:table-cell office:value-type="string">
            <text:p>315-320</text:p>
          </table:table-cell>
          <table:table-cell/>
          <table:table-cell office:value-type="string">
            <text:p>315-320</text:p>
          </table:table-cell>
          <table:table-cell/>
          <table:table-cell office:value-type="string">
            <text:p>315-320</text:p>
          </table:table-cell>
          <table:table-cell/>
          <table:table-cell office:value-type="string">
            <text:p>315-320</text:p>
          </table:table-cell>
          <table:table-cell/>
          <table:table-cell office:value-type="string">
            <text:p>315-320</text:p>
          </table:table-cell>
          <table:table-cell/>
          <table:table-cell office:value-type="string">
            <text:p>315-320</text:p>
          </table:table-cell>
          <table:table-cell/>
        </table:table-row>
        <table:table-row table:style-name="ro2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2">
          <table:table-cell office:value-type="string">
            <text:p>A0</text:p>
          </table:table-cell>
          <table:table-cell office:value-type="float" office:value="1295.96">
            <text:p>1295.96</text:p>
          </table:table-cell>
          <table:table-cell office:value-type="float" office:value="28.7455">
            <text:p>28.7455</text:p>
          </table:table-cell>
          <table:table-cell office:value-type="float" office:value="2947.76">
            <text:p>2947.76</text:p>
          </table:table-cell>
          <table:table-cell office:value-type="float" office:value="81.2706">
            <text:p>81.2706</text:p>
          </table:table-cell>
          <table:table-cell office:value-type="float" office:value="2575.27">
            <text:p>2575.27</text:p>
          </table:table-cell>
          <table:table-cell office:value-type="float" office:value="66.318">
            <text:p>66.318</text:p>
          </table:table-cell>
          <table:table-cell office:value-type="float" office:value="2645.94">
            <text:p>2645.94</text:p>
          </table:table-cell>
          <table:table-cell office:value-type="float" office:value="65.1866">
            <text:p>65.1866</text:p>
          </table:table-cell>
          <table:table-cell office:value-type="float" office:value="2751.58">
            <text:p>2751.58</text:p>
          </table:table-cell>
          <table:table-cell office:value-type="float" office:value="70.8216">
            <text:p>70.8216</text:p>
          </table:table-cell>
          <table:table-cell office:value-type="float" office:value="2402.58">
            <text:p>2402.58</text:p>
          </table:table-cell>
          <table:table-cell office:value-type="float" office:value="63.8238">
            <text:p>63.8238</text:p>
          </table:table-cell>
          <table:table-cell office:value-type="float" office:value="150.563">
            <text:p>150.563</text:p>
          </table:table-cell>
          <table:table-cell office:value-type="float" office:value="4.49044">
            <text:p>4.49044</text:p>
          </table:table-cell>
          <table:table-cell office:value-type="float" office:value="1053.87">
            <text:p>1053.87</text:p>
          </table:table-cell>
          <table:table-cell office:value-type="float" office:value="23.1177">
            <text:p>23.1177</text:p>
          </table:table-cell>
        </table:table-row>
        <table:table-row table:style-name="ro2">
          <table:table-cell office:value-type="string">
            <text:p>A1</text:p>
          </table:table-cell>
          <table:table-cell office:value-type="float" office:value="48.8167">
            <text:p>48.8167</text:p>
          </table:table-cell>
          <table:table-cell office:value-type="float" office:value="0.164142">
            <text:p>0.164142</text:p>
          </table:table-cell>
          <table:table-cell office:value-type="float" office:value="48.9004">
            <text:p>48.9004</text:p>
          </table:table-cell>
          <table:table-cell office:value-type="float" office:value="0.207933">
            <text:p>0.207933</text:p>
          </table:table-cell>
          <table:table-cell office:value-type="float" office:value="48.959">
            <text:p>48.959</text:p>
          </table:table-cell>
          <table:table-cell office:value-type="float" office:value="0.193577">
            <text:p>0.193577</text:p>
          </table:table-cell>
          <table:table-cell office:value-type="float" office:value="48.9142">
            <text:p>48.9142</text:p>
          </table:table-cell>
          <table:table-cell office:value-type="float" office:value="0.184864">
            <text:p>0.184864</text:p>
          </table:table-cell>
          <table:table-cell office:value-type="float" office:value="49.0721">
            <text:p>49.0721</text:p>
          </table:table-cell>
          <table:table-cell office:value-type="float" office:value="0.193184">
            <text:p>0.193184</text:p>
          </table:table-cell>
          <table:table-cell office:value-type="float" office:value="48.9525">
            <text:p>48.9525</text:p>
          </table:table-cell>
          <table:table-cell office:value-type="float" office:value="0.200352">
            <text:p>0.200352</text:p>
          </table:table-cell>
          <table:table-cell office:value-type="float" office:value="48.9675">
            <text:p>48.9675</text:p>
          </table:table-cell>
          <table:table-cell office:value-type="float" office:value="0.225162">
            <text:p>0.225162</text:p>
          </table:table-cell>
          <table:table-cell office:value-type="float" office:value="48.5787">
            <text:p>48.5787</text:p>
          </table:table-cell>
          <table:table-cell office:value-type="float" office:value="0.163424">
            <text:p>0.163424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float" office:value="7.88499">
            <text:p>7.88499</text:p>
          </table:table-cell>
          <table:table-cell office:value-type="float" office:value="0.221823">
            <text:p>0.221823</text:p>
          </table:table-cell>
          <table:table-cell office:value-type="float" office:value="8.31219">
            <text:p>8.31219</text:p>
          </table:table-cell>
          <table:table-cell office:value-type="float" office:value="0.288608">
            <text:p>0.288608</text:p>
          </table:table-cell>
          <table:table-cell office:value-type="float" office:value="8.22537">
            <text:p>8.22537</text:p>
          </table:table-cell>
          <table:table-cell office:value-type="float" office:value="0.267341">
            <text:p>0.267341</text:p>
          </table:table-cell>
          <table:table-cell office:value-type="float" office:value="8.15705">
            <text:p>8.15705</text:p>
          </table:table-cell>
          <table:table-cell office:value-type="float" office:value="0.254688">
            <text:p>0.254688</text:p>
          </table:table-cell>
          <table:table-cell office:value-type="float" office:value="8.18957">
            <text:p>8.18957</text:p>
          </table:table-cell>
          <table:table-cell office:value-type="float" office:value="0.266329">
            <text:p>0.266329</text:p>
          </table:table-cell>
          <table:table-cell office:value-type="float" office:value="8.32773">
            <text:p>8.32773</text:p>
          </table:table-cell>
          <table:table-cell office:value-type="float" office:value="0.277857">
            <text:p>0.277857</text:p>
          </table:table-cell>
          <table:table-cell office:value-type="float" office:value="8.34643">
            <text:p>8.34643</text:p>
          </table:table-cell>
          <table:table-cell office:value-type="float" office:value="0.313049">
            <text:p>0.313049</text:p>
          </table:table-cell>
          <table:table-cell office:value-type="float" office:value="7.99681">
            <text:p>7.99681</text:p>
          </table:table-cell>
          <table:table-cell office:value-type="float" office:value="0.222471">
            <text:p>0.222471</text:p>
          </table:table-cell>
        </table:table-row>
        <table:table-row table:style-name="ro2">
          <table:table-cell office:value-type="string">
            <text:p>A3</text:p>
          </table:table-cell>
          <table:table-cell office:value-type="float" office:value="228.453">
            <text:p>228.453</text:p>
          </table:table-cell>
          <table:table-cell office:value-type="float" office:value="22.6244">
            <text:p>22.6244</text:p>
          </table:table-cell>
          <table:table-cell office:value-type="float" office:value="181.885">
            <text:p>181.885</text:p>
          </table:table-cell>
          <table:table-cell office:value-type="float" office:value="63.9406">
            <text:p>63.9406</text:p>
          </table:table-cell>
          <table:table-cell office:value-type="float" office:value="172.627">
            <text:p>172.627</text:p>
          </table:table-cell>
          <table:table-cell office:value-type="float" office:value="52.2355">
            <text:p>52.2355</text:p>
          </table:table-cell>
          <table:table-cell office:value-type="float" office:value="177.894">
            <text:p>177.894</text:p>
          </table:table-cell>
          <table:table-cell office:value-type="float" office:value="51.3339">
            <text:p>51.3339</text:p>
          </table:table-cell>
          <table:table-cell office:value-type="float" office:value="195.432">
            <text:p>195.432</text:p>
          </table:table-cell>
          <table:table-cell office:value-type="float" office:value="55.8491">
            <text:p>55.8491</text:p>
          </table:table-cell>
          <table:table-cell office:value-type="float" office:value="208.727">
            <text:p>208.727</text:p>
          </table:table-cell>
          <table:table-cell office:value-type="float" office:value="50.2418">
            <text:p>50.2418</text:p>
          </table:table-cell>
          <table:table-cell office:value-type="float" office:value="74.0609">
            <text:p>74.0609</text:p>
          </table:table-cell>
          <table:table-cell office:value-type="float" office:value="3.53423">
            <text:p>3.53423</text:p>
          </table:table-cell>
          <table:table-cell office:value-type="float" office:value="127.434">
            <text:p>127.434</text:p>
          </table:table-cell>
          <table:table-cell office:value-type="float" office:value="18.1633">
            <text:p>18.1633</text:p>
          </table:table-cell>
        </table:table-row>
        <table:table-row table:style-name="ro2">
          <table:table-cell office:value-type="string">
            <text:p>A4</text:p>
          </table:table-cell>
          <table:table-cell office:value-type="float" office:value="-3.49252">
            <text:p>-3.49252</text:p>
          </table:table-cell>
          <table:table-cell office:value-type="float" office:value="1.48918">
            <text:p>1.48918</text:p>
          </table:table-cell>
          <table:table-cell office:value-type="float" office:value="-9.02149">
            <text:p>-9.02149</text:p>
          </table:table-cell>
          <table:table-cell office:value-type="float" office:value="4.33797">
            <text:p>4.33797</text:p>
          </table:table-cell>
          <table:table-cell office:value-type="float" office:value="-7.67694">
            <text:p>-7.67694</text:p>
          </table:table-cell>
          <table:table-cell office:value-type="float" office:value="3.52286">
            <text:p>3.52286</text:p>
          </table:table-cell>
          <table:table-cell office:value-type="float" office:value="-7.66866">
            <text:p>-7.66866</text:p>
          </table:table-cell>
          <table:table-cell office:value-type="float" office:value="3.45305">
            <text:p>3.45305</text:p>
          </table:table-cell>
          <table:table-cell office:value-type="float" office:value="-8.12899">
            <text:p>-8.12899</text:p>
          </table:table-cell>
          <table:table-cell office:value-type="float" office:value="3.75735">
            <text:p>3.75735</text:p>
          </table:table-cell>
          <table:table-cell office:value-type="float" office:value="-7.29235">
            <text:p>-7.29235</text:p>
          </table:table-cell>
          <table:table-cell office:value-type="float" office:value="3.40474">
            <text:p>3.40474</text:p>
          </table:table-cell>
          <table:table-cell office:value-type="float" office:value="-0.432769">
            <text:p>-0.432769</text:p>
          </table:table-cell>
          <table:table-cell office:value-type="float" office:value="0.240173">
            <text:p>0.240173</text:p>
          </table:table-cell>
          <table:table-cell office:value-type="float" office:value="-2.75158">
            <text:p>-2.75158</text:p>
          </table:table-cell>
          <table:table-cell office:value-type="float" office:value="1.2066">
            <text:p>1.2066</text:p>
          </table:table-cell>
        </table:table-row>
        <table:table-row table:style-name="ro2">
          <table:table-cell office:value-type="string">
            <text:p>A5</text:p>
          </table:table-cell>
          <table:table-cell office:value-type="float" office:value="0.0345821">
            <text:p>0.0345821</text:p>
          </table:table-cell>
          <table:table-cell office:value-type="float" office:value="0.0147825">
            <text:p>0.0147825</text:p>
          </table:table-cell>
          <table:table-cell office:value-type="float" office:value="0.0914536">
            <text:p>0.0914536</text:p>
          </table:table-cell>
          <table:table-cell office:value-type="float" office:value="0.0430995">
            <text:p>0.0430995</text:p>
          </table:table-cell>
          <table:table-cell office:value-type="float" office:value="0.0782113">
            <text:p>0.0782113</text:p>
          </table:table-cell>
          <table:table-cell office:value-type="float" office:value="0.0349818">
            <text:p>0.0349818</text:p>
          </table:table-cell>
          <table:table-cell office:value-type="float" office:value="0.0774233">
            <text:p>0.0774233</text:p>
          </table:table-cell>
          <table:table-cell office:value-type="float" office:value="0.0342925">
            <text:p>0.0342925</text:p>
          </table:table-cell>
          <table:table-cell office:value-type="float" office:value="0.0813679">
            <text:p>0.0813679</text:p>
          </table:table-cell>
          <table:table-cell office:value-type="float" office:value="0.0372845">
            <text:p>0.0372845</text:p>
          </table:table-cell>
          <table:table-cell office:value-type="float" office:value="0.0736228">
            <text:p>0.0736228</text:p>
          </table:table-cell>
          <table:table-cell office:value-type="float" office:value="0.0338174">
            <text:p>0.0338174</text:p>
          </table:table-cell>
          <table:table-cell office:value-type="float" office:value="0.00390338">
            <text:p>0.00390338</text:p>
          </table:table-cell>
          <table:table-cell office:value-type="float" office:value="0.00238555">
            <text:p>0.00238555</text:p>
          </table:table-cell>
          <table:table-cell office:value-type="float" office:value="0.0276875">
            <text:p>0.0276875</text:p>
          </table:table-cell>
          <table:table-cell office:value-type="float" office:value="0.0119967">
            <text:p>0.0119967</text:p>
          </table:table-cell>
        </table:table-row>
        <table:table-row table:style-name="ro2">
          <table:table-cell office:value-type="string">
            <text:p>FWHM</text:p>
          </table:table-cell>
          <table:table-cell table:formula="of:=2*SQRT(2*LN(2))*[.B9]" office:value-type="float" office:value="18.5677325068686">
            <text:p>18.5677325069</text:p>
          </table:table-cell>
          <table:table-cell/>
          <table:table-cell table:formula="of:=2*SQRT(2*LN(2))*[.D9]" office:value-type="float" office:value="19.5737116301058">
            <text:p>19.5737116301</text:p>
          </table:table-cell>
          <table:table-cell/>
          <table:table-cell table:formula="of:=2*SQRT(2*LN(2))*[.F9]" office:value-type="float" office:value="19.3692661537962">
            <text:p>19.3692661538</text:p>
          </table:table-cell>
          <table:table-cell/>
          <table:table-cell table:formula="of:=2*SQRT(2*LN(2))*[.H9]" office:value-type="float" office:value="19.2083848483197">
            <text:p>19.2083848483</text:p>
          </table:table-cell>
          <table:table-cell/>
          <table:table-cell table:formula="of:=2*SQRT(2*LN(2))*[.J9]" office:value-type="float" office:value="19.2849635961841">
            <text:p>19.2849635962</text:p>
          </table:table-cell>
          <table:table-cell/>
          <table:table-cell table:formula="of:=2*SQRT(2*LN(2))*[.L9]" office:value-type="float" office:value="19.6103055336056">
            <text:p>19.6103055336</text:p>
          </table:table-cell>
          <table:table-cell/>
          <table:table-cell table:formula="of:=2*SQRT(2*LN(2))*[.N9]" office:value-type="float" office:value="19.6543406684477">
            <text:p>19.6543406684</text:p>
          </table:table-cell>
          <table:table-cell/>
          <table:table-cell table:formula="of:=2*SQRT(2*LN(2))*[.P9]" office:value-type="float" office:value="18.8310484843039">
            <text:p>18.8310484843</text:p>
          </table:table-cell>
          <table:table-cell/>
        </table:table-row>
        <table:table-row table:style-name="ro2">
          <table:table-cell office:value-type="string">
            <text:p>Transit Row</text:p>
          </table:table-cell>
          <table:table-cell office:value-type="float" office:value="105.817">
            <text:p>105.817</text:p>
          </table:table-cell>
          <table:table-cell/>
          <table:table-cell office:value-type="float" office:value="105.9">
            <text:p>105.9</text:p>
          </table:table-cell>
          <table:table-cell/>
          <table:table-cell office:value-type="float" office:value="105.959">
            <text:p>105.959</text:p>
          </table:table-cell>
          <table:table-cell/>
          <table:table-cell office:value-type="float" office:value="105.914">
            <text:p>105.914</text:p>
          </table:table-cell>
          <table:table-cell/>
          <table:table-cell office:value-type="float" office:value="106.072">
            <text:p>106.072</text:p>
          </table:table-cell>
          <table:table-cell/>
          <table:table-cell office:value-type="float" office:value="105.953">
            <text:p>105.953</text:p>
          </table:table-cell>
          <table:table-cell/>
          <table:table-cell office:value-type="float" office:value="105.968">
            <text:p>105.968</text:p>
          </table:table-cell>
          <table:table-cell/>
          <table:table-cell office:value-type="float" office:value="105.579">
            <text:p>105.579</text:p>
          </table:table-cell>
          <table:table-cell/>
        </table:table-row>
        <table:table-row table:style-name="ro2" table:number-rows-repeated="2">
          <table:table-cell table:number-columns-repeated="17"/>
        </table:table-row>
        <table:table-row table:style-name="ro1">
          <table:table-cell office:value-type="string">
            <text:p>Date Pinawa</text:p>
          </table:table-cell>
          <table:table-cell office:value-type="string">
            <text:p>11-28-2011</text:p>
          </table:table-cell>
          <table:table-cell/>
          <table:table-cell office:value-type="string">
            <text:p>11-28-2011</text:p>
          </table:table-cell>
          <table:table-cell/>
          <table:table-cell office:value-type="string">
            <text:p>11-28-2011</text:p>
          </table:table-cell>
          <table:table-cell/>
          <table:table-cell office:value-type="string">
            <text:p>11-28-2011</text:p>
          </table:table-cell>
          <table:table-cell/>
          <table:table-cell office:value-type="string">
            <text:p>11-28-2011</text:p>
          </table:table-cell>
          <table:table-cell/>
          <table:table-cell office:value-type="string">
            <text:p>11-28-2011</text:p>
          </table:table-cell>
          <table:table-cell/>
          <table:table-cell office:value-type="string">
            <text:p>11-28-2011</text:p>
          </table:table-cell>
          <table:table-cell/>
          <table:table-cell office:value-type="string">
            <text:p>11-28-2011</text:p>
          </table:table-cell>
          <table:table-cell/>
        </table:table-row>
        <table:table-row table:style-name="ro2">
          <table:table-cell office:value-type="string">
            <text:p>Hour</text:p>
          </table:table-cell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</table:table-row>
        <table:table-row table:style-name="ro2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Rows Plotted (k)</text:p>
          </table:table-cell>
          <table:table-cell office:value-type="string">
            <text:p>60-160</text:p>
          </table:table-cell>
          <table:table-cell/>
          <table:table-cell office:value-type="string">
            <text:p>60-160</text:p>
          </table:table-cell>
          <table:table-cell/>
          <table:table-cell office:value-type="string">
            <text:p>60-160</text:p>
          </table:table-cell>
          <table:table-cell/>
          <table:table-cell office:value-type="string">
            <text:p>60-160</text:p>
          </table:table-cell>
          <table:table-cell/>
          <table:table-cell office:value-type="string">
            <text:p>60-160</text:p>
          </table:table-cell>
          <table:table-cell/>
          <table:table-cell office:value-type="string">
            <text:p>60-160</text:p>
          </table:table-cell>
          <table:table-cell/>
          <table:table-cell office:value-type="string">
            <text:p>60-160</text:p>
          </table:table-cell>
          <table:table-cell/>
          <table:table-cell office:value-type="string">
            <text:p>60-160</text:p>
          </table:table-cell>
          <table:table-cell/>
        </table:table-row>
        <table:table-row table:style-name="ro2">
          <table:table-cell office:value-type="string">
            <text:p>Columns Averaged (j)</text:p>
          </table:table-cell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</table:table-row>
        <table:table-row table:style-name="ro2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2">
          <table:table-cell office:value-type="string">
            <text:p>A0</text:p>
          </table:table-cell>
          <table:table-cell office:value-type="float" office:value="647.165">
            <text:p>647.165</text:p>
          </table:table-cell>
          <table:table-cell office:value-type="float" office:value="13.8685">
            <text:p>13.8685</text:p>
          </table:table-cell>
          <table:table-cell office:value-type="float" office:value="1548.68">
            <text:p>1548.68</text:p>
          </table:table-cell>
          <table:table-cell office:value-type="float" office:value="33.7796">
            <text:p>33.7796</text:p>
          </table:table-cell>
          <table:table-cell office:value-type="float" office:value="1334.13">
            <text:p>1334.13</text:p>
          </table:table-cell>
          <table:table-cell office:value-type="float" office:value="28.1983">
            <text:p>28.1983</text:p>
          </table:table-cell>
          <table:table-cell office:value-type="float" office:value="1394.09">
            <text:p>1394.09</text:p>
          </table:table-cell>
          <table:table-cell office:value-type="float" office:value="29.9613">
            <text:p>29.9613</text:p>
          </table:table-cell>
          <table:table-cell office:value-type="float" office:value="1482.7">
            <text:p>1482.7</text:p>
          </table:table-cell>
          <table:table-cell office:value-type="float" office:value="31.1003">
            <text:p>31.1003</text:p>
          </table:table-cell>
          <table:table-cell office:value-type="float" office:value="1371.28">
            <text:p>1371.28</text:p>
          </table:table-cell>
          <table:table-cell office:value-type="float" office:value="28.9811">
            <text:p>28.9811</text:p>
          </table:table-cell>
          <table:table-cell office:value-type="float" office:value="87.552">
            <text:p>87.552</text:p>
          </table:table-cell>
          <table:table-cell office:value-type="float" office:value="2.54154">
            <text:p>2.54154</text:p>
          </table:table-cell>
          <table:table-cell office:value-type="float" office:value="610.255">
            <text:p>610.255</text:p>
          </table:table-cell>
          <table:table-cell office:value-type="float" office:value="12.7043">
            <text:p>12.7043</text:p>
          </table:table-cell>
        </table:table-row>
        <table:table-row table:style-name="ro2">
          <table:table-cell office:value-type="string">
            <text:p>A1</text:p>
          </table:table-cell>
          <table:table-cell office:value-type="float" office:value="52.5155">
            <text:p>52.5155</text:p>
          </table:table-cell>
          <table:table-cell office:value-type="float" office:value="0.134129">
            <text:p>0.134129</text:p>
          </table:table-cell>
          <table:table-cell office:value-type="float" office:value="52.0511">
            <text:p>52.0511</text:p>
          </table:table-cell>
          <table:table-cell office:value-type="float" office:value="0.139719">
            <text:p>0.139719</text:p>
          </table:table-cell>
          <table:table-cell office:value-type="float" office:value="52.0264">
            <text:p>52.0264</text:p>
          </table:table-cell>
          <table:table-cell office:value-type="float" office:value="0.133264">
            <text:p>0.133264</text:p>
          </table:table-cell>
          <table:table-cell office:value-type="float" office:value="52.0852">
            <text:p>52.0852</text:p>
          </table:table-cell>
          <table:table-cell office:value-type="float" office:value="0.135099">
            <text:p>0.135099</text:p>
          </table:table-cell>
          <table:table-cell office:value-type="float" office:value="52.3006">
            <text:p>52.3006</text:p>
          </table:table-cell>
          <table:table-cell office:value-type="float" office:value="0.13168">
            <text:p>0.13168</text:p>
          </table:table-cell>
          <table:table-cell office:value-type="float" office:value="52.3535">
            <text:p>52.3535</text:p>
          </table:table-cell>
          <table:table-cell office:value-type="float" office:value="0.134114">
            <text:p>0.134114</text:p>
          </table:table-cell>
          <table:table-cell office:value-type="float" office:value="52.1481">
            <text:p>52.1481</text:p>
          </table:table-cell>
          <table:table-cell office:value-type="float" office:value="0.178565">
            <text:p>0.178565</text:p>
          </table:table-cell>
          <table:table-cell office:value-type="float" office:value="52.2958">
            <text:p>52.2958</text:p>
          </table:table-cell>
          <table:table-cell office:value-type="float" office:value="0.130701">
            <text:p>0.130701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float" office:value="5.94084">
            <text:p>5.94084</text:p>
          </table:table-cell>
          <table:table-cell office:value-type="float" office:value="0.162952">
            <text:p>0.162952</text:p>
          </table:table-cell>
          <table:table-cell office:value-type="float" office:value="6.11904">
            <text:p>6.11904</text:p>
          </table:table-cell>
          <table:table-cell office:value-type="float" office:value="0.171482">
            <text:p>0.171482</text:p>
          </table:table-cell>
          <table:table-cell office:value-type="float" office:value="6.0619">
            <text:p>6.0619</text:p>
          </table:table-cell>
          <table:table-cell office:value-type="float" office:value="0.162687">
            <text:p>0.162687</text:p>
          </table:table-cell>
          <table:table-cell office:value-type="float" office:value="6.03231">
            <text:p>6.03231</text:p>
          </table:table-cell>
          <table:table-cell office:value-type="float" office:value="0.164714">
            <text:p>0.164714</text:p>
          </table:table-cell>
          <table:table-cell office:value-type="float" office:value="6.01279">
            <text:p>6.01279</text:p>
          </table:table-cell>
          <table:table-cell office:value-type="float" office:value="0.160384">
            <text:p>0.160384</text:p>
          </table:table-cell>
          <table:table-cell office:value-type="float" office:value="6.08526">
            <text:p>6.08526</text:p>
          </table:table-cell>
          <table:table-cell office:value-type="float" office:value="0.16397">
            <text:p>0.16397</text:p>
          </table:table-cell>
          <table:table-cell office:value-type="float" office:value="5.856963">
            <text:p>5.856963</text:p>
          </table:table-cell>
          <table:table-cell office:value-type="float" office:value="0.215947">
            <text:p>0.215947</text:p>
          </table:table-cell>
          <table:table-cell office:value-type="float" office:value="5.96715">
            <text:p>5.96715</text:p>
          </table:table-cell>
          <table:table-cell office:value-type="float" office:value="0.159072">
            <text:p>0.159072</text:p>
          </table:table-cell>
        </table:table-row>
        <table:table-row table:style-name="ro2">
          <table:table-cell office:value-type="string">
            <text:p>A3</text:p>
          </table:table-cell>
          <table:table-cell office:value-type="float" office:value="240.149">
            <text:p>240.149</text:p>
          </table:table-cell>
          <table:table-cell office:value-type="float" office:value="10.49">
            <text:p>10.49</text:p>
          </table:table-cell>
          <table:table-cell office:value-type="float" office:value="139.58">
            <text:p>139.58</text:p>
          </table:table-cell>
          <table:table-cell office:value-type="float" office:value="25.7812">
            <text:p>25.7812</text:p>
          </table:table-cell>
          <table:table-cell office:value-type="float" office:value="140.076">
            <text:p>140.076</text:p>
          </table:table-cell>
          <table:table-cell office:value-type="float" office:value="21.3839">
            <text:p>21.3839</text:p>
          </table:table-cell>
          <table:table-cell office:value-type="float" office:value="142.734">
            <text:p>142.734</text:p>
          </table:table-cell>
          <table:table-cell office:value-type="float" office:value="22.6938">
            <text:p>22.6938</text:p>
          </table:table-cell>
          <table:table-cell office:value-type="float" office:value="184.235">
            <text:p>184.235</text:p>
          </table:table-cell>
          <table:table-cell office:value-type="float" office:value="23.5634">
            <text:p>23.5634</text:p>
          </table:table-cell>
          <table:table-cell office:value-type="float" office:value="202.689">
            <text:p>202.689</text:p>
          </table:table-cell>
          <table:table-cell office:value-type="float" office:value="22.0697">
            <text:p>22.0697</text:p>
          </table:table-cell>
          <table:table-cell office:value-type="float" office:value="71.1942">
            <text:p>71.1942</text:p>
          </table:table-cell>
          <table:table-cell office:value-type="float" office:value="1.90551">
            <text:p>1.90551</text:p>
          </table:table-cell>
          <table:table-cell office:value-type="float" office:value="166.95">
            <text:p>166.95</text:p>
          </table:table-cell>
          <table:table-cell office:value-type="float" office:value="9.613539">
            <text:p>9.613539</text:p>
          </table:table-cell>
        </table:table-row>
        <table:table-row table:style-name="ro2">
          <table:table-cell office:value-type="string">
            <text:p>A4</text:p>
          </table:table-cell>
          <table:table-cell office:value-type="float" office:value="-0.061341">
            <text:p>-0.061341</text:p>
          </table:table-cell>
          <table:table-cell office:value-type="float" office:value="0.60642">
            <text:p>0.60642</text:p>
          </table:table-cell>
          <table:table-cell office:value-type="float" office:value="0.240255">
            <text:p>0.240255</text:p>
          </table:table-cell>
          <table:table-cell office:value-type="float" office:value="1.50906">
            <text:p>1.50906</text:p>
          </table:table-cell>
          <table:table-cell office:value-type="float" office:value="0.394317">
            <text:p>0.394317</text:p>
          </table:table-cell>
          <table:table-cell office:value-type="float" office:value="1.24425">
            <text:p>1.24425</text:p>
          </table:table-cell>
          <table:table-cell office:value-type="float" office:value="0.288688">
            <text:p>0.288688</text:p>
          </table:table-cell>
          <table:table-cell office:value-type="float" office:value="1.31841">
            <text:p>1.31841</text:p>
          </table:table-cell>
          <table:table-cell office:value-type="float" office:value="-0.0936029">
            <text:p>-0.0936029</text:p>
          </table:table-cell>
          <table:table-cell office:value-type="float" office:value="1.36671">
            <text:p>1.36671</text:p>
          </table:table-cell>
          <table:table-cell office:value-type="float" office:value="0.130952">
            <text:p>0.130952</text:p>
          </table:table-cell>
          <table:table-cell office:value-type="float" office:value="1.28535">
            <text:p>1.28535</text:p>
          </table:table-cell>
          <table:table-cell office:value-type="float" office:value="0.0750421">
            <text:p>0.0750421</text:p>
          </table:table-cell>
          <table:table-cell office:value-type="float" office:value="0.109688">
            <text:p>0.109688</text:p>
          </table:table-cell>
          <table:table-cell office:value-type="float" office:value="-0.0245043">
            <text:p>-0.0245043</text:p>
          </table:table-cell>
          <table:table-cell office:value-type="float" office:value="0.5572587">
            <text:p>0.5572587</text:p>
          </table:table-cell>
        </table:table-row>
        <table:table-row table:style-name="ro2">
          <table:table-cell office:value-type="string">
            <text:p>A5</text:p>
          </table:table-cell>
          <table:table-cell office:value-type="float" office:value="0.0032749">
            <text:p>0.0032749</text:p>
          </table:table-cell>
          <table:table-cell office:value-type="float" office:value="0.00589952">
            <text:p>0.00589952</text:p>
          </table:table-cell>
          <table:table-cell office:value-type="float" office:value="-0.0017605">
            <text:p>-0.0017605</text:p>
          </table:table-cell>
          <table:table-cell office:value-type="float" office:value="0.0147107">
            <text:p>0.0147107</text:p>
          </table:table-cell>
          <table:table-cell office:value-type="float" office:value="-0.00282678">
            <text:p>-0.00282678</text:p>
          </table:table-cell>
          <table:table-cell office:value-type="float" office:value="0.0121282">
            <text:p>0.0121282</text:p>
          </table:table-cell>
          <table:table-cell office:value-type="float" office:value="-0.00137476">
            <text:p>-0.00137476</text:p>
          </table:table-cell>
          <table:table-cell office:value-type="float" office:value="0.0128478">
            <text:p>0.0128478</text:p>
          </table:table-cell>
          <table:table-cell office:value-type="float" office:value="0.00372382">
            <text:p>0.00372382</text:p>
          </table:table-cell>
          <table:table-cell office:value-type="float" office:value="0.0133074">
            <text:p>0.0133074</text:p>
          </table:table-cell>
          <table:table-cell office:value-type="float" office:value="0.00152305">
            <text:p>0.00152305</text:p>
          </table:table-cell>
          <table:table-cell office:value-type="float" office:value="0.0125137">
            <text:p>0.0125137</text:p>
          </table:table-cell>
          <table:table-cell office:value-type="float" office:value="-0.00193569">
            <text:p>-0.00193569</text:p>
          </table:table-cell>
          <table:table-cell office:value-type="float" office:value="0.00106847">
            <text:p>0.00106847</text:p>
          </table:table-cell>
          <table:table-cell office:value-type="float" office:value="0.00741642">
            <text:p>0.00741642</text:p>
          </table:table-cell>
          <table:table-cell office:value-type="float" office:value="0.0054261">
            <text:p>0.0054261</text:p>
          </table:table-cell>
        </table:table-row>
        <table:table-row table:style-name="ro2">
          <table:table-cell office:value-type="string">
            <text:p>FWHM</text:p>
          </table:table-cell>
          <table:table-cell table:formula="of:=2*SQRT(2*LN(2))*[.B25]" office:value-type="float" office:value="13.9896091163217">
            <text:p>13.9896091163</text:p>
          </table:table-cell>
          <table:table-cell/>
          <table:table-cell table:formula="of:=2*SQRT(2*LN(2))*[.D25]" office:value-type="float" office:value="14.4092380483462">
            <text:p>14.4092380483</text:p>
          </table:table-cell>
          <table:table-cell/>
          <table:table-cell table:formula="of:=2*SQRT(2*LN(2))*[.F25]" office:value-type="float" office:value="14.2746836309731">
            <text:p>14.274683631</text:p>
          </table:table-cell>
          <table:table-cell/>
          <table:table-cell table:formula="of:=2*SQRT(2*LN(2))*[.H25]" office:value-type="float" office:value="14.2050045058406">
            <text:p>14.2050045058</text:p>
          </table:table-cell>
          <table:table-cell/>
          <table:table-cell table:formula="of:=2*SQRT(2*LN(2))*[.J25]" office:value-type="float" office:value="14.1590384185616">
            <text:p>14.1590384186</text:p>
          </table:table-cell>
          <table:table-cell/>
          <table:table-cell table:formula="of:=2*SQRT(2*LN(2))*[.L25]" office:value-type="float" office:value="14.329692227225">
            <text:p>14.3296922272</text:p>
          </table:table-cell>
          <table:table-cell/>
          <table:table-cell table:formula="of:=2*SQRT(2*LN(2))*[.N25]" office:value-type="float" office:value="13.7920938754046">
            <text:p>13.7920938754</text:p>
          </table:table-cell>
          <table:table-cell/>
          <table:table-cell table:formula="of:=2*SQRT(2*LN(2))*[.P25]" office:value-type="float" office:value="14.0515644317064">
            <text:p>14.0515644317</text:p>
          </table:table-cell>
          <table:table-cell/>
        </table:table-row>
        <table:table-row table:style-name="ro2">
          <table:table-cell office:value-type="string">
            <text:p>Transit Row</text:p>
          </table:table-cell>
          <table:table-cell office:value-type="float" office:value="112.515">
            <text:p>112.515</text:p>
          </table:table-cell>
          <table:table-cell/>
          <table:table-cell office:value-type="float" office:value="112.051">
            <text:p>112.051</text:p>
          </table:table-cell>
          <table:table-cell/>
          <table:table-cell office:value-type="float" office:value="112.026">
            <text:p>112.026</text:p>
          </table:table-cell>
          <table:table-cell/>
          <table:table-cell office:value-type="float" office:value="112.085">
            <text:p>112.085</text:p>
          </table:table-cell>
          <table:table-cell/>
          <table:table-cell office:value-type="float" office:value="112.301">
            <text:p>112.301</text:p>
          </table:table-cell>
          <table:table-cell/>
          <table:table-cell office:value-type="float" office:value="112.353">
            <text:p>112.353</text:p>
          </table:table-cell>
          <table:table-cell/>
          <table:table-cell office:value-type="float" office:value="112.148">
            <text:p>112.148</text:p>
          </table:table-cell>
          <table:table-cell/>
          <table:table-cell office:value-type="float" office:value="112.296">
            <text:p>112.296</text:p>
          </table:table-cell>
          <table:table-cell/>
        </table:table-row>
        <table:table-row table:style-name="ro2" table:number-rows-repeated="2">
          <table:table-cell table:number-columns-repeated="17"/>
        </table:table-row>
        <table:table-row table:style-name="ro1">
          <table:table-cell office:value-type="string">
            <text:p>Date Pinawa</text:p>
          </table:table-cell>
          <table:table-cell office:value-type="string">
            <text:p>11-24-2011</text:p>
          </table:table-cell>
          <table:table-cell/>
          <table:table-cell office:value-type="string">
            <text:p>11-24-2011</text:p>
          </table:table-cell>
          <table:table-cell/>
          <table:table-cell office:value-type="string">
            <text:p>11-24-2011</text:p>
          </table:table-cell>
          <table:table-cell/>
          <table:table-cell office:value-type="string">
            <text:p>11-24-2011</text:p>
          </table:table-cell>
          <table:table-cell/>
          <table:table-cell office:value-type="string">
            <text:p>11-24-2011</text:p>
          </table:table-cell>
          <table:table-cell/>
          <table:table-cell office:value-type="string">
            <text:p>11-24-2011</text:p>
          </table:table-cell>
          <table:table-cell/>
          <table:table-cell office:value-type="string">
            <text:p>11-24-2011</text:p>
          </table:table-cell>
          <table:table-cell/>
          <table:table-cell office:value-type="string">
            <text:p>11-24-2011</text:p>
          </table:table-cell>
          <table:table-cell/>
        </table:table-row>
        <table:table-row table:style-name="ro2">
          <table:table-cell office:value-type="string">
            <text:p>Hour</text:p>
          </table:table-cell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</table:table-row>
        <table:table-row table:style-name="ro2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Rows Plotted (k)</text:p>
          </table:table-cell>
          <table:table-cell office:value-type="string">
            <text:p>98-198</text:p>
          </table:table-cell>
          <table:table-cell/>
          <table:table-cell office:value-type="string">
            <text:p>98-198</text:p>
          </table:table-cell>
          <table:table-cell/>
          <table:table-cell office:value-type="string">
            <text:p>98-198</text:p>
          </table:table-cell>
          <table:table-cell/>
          <table:table-cell office:value-type="string">
            <text:p>98-198</text:p>
          </table:table-cell>
          <table:table-cell/>
          <table:table-cell office:value-type="string">
            <text:p>98-198</text:p>
          </table:table-cell>
          <table:table-cell/>
          <table:table-cell office:value-type="string">
            <text:p>98-198</text:p>
          </table:table-cell>
          <table:table-cell/>
          <table:table-cell office:value-type="string">
            <text:p>98-198</text:p>
          </table:table-cell>
          <table:table-cell/>
          <table:table-cell office:value-type="string">
            <text:p>98-198</text:p>
          </table:table-cell>
          <table:table-cell/>
        </table:table-row>
        <table:table-row table:style-name="ro2">
          <table:table-cell office:value-type="string">
            <text:p>Columns Averaged (j)</text:p>
          </table:table-cell>
          <table:table-cell office:value-type="string">
            <text:p>314-320</text:p>
          </table:table-cell>
          <table:table-cell/>
          <table:table-cell office:value-type="string">
            <text:p>314-320</text:p>
          </table:table-cell>
          <table:table-cell/>
          <table:table-cell office:value-type="string">
            <text:p>314-320</text:p>
          </table:table-cell>
          <table:table-cell/>
          <table:table-cell office:value-type="string">
            <text:p>314-320</text:p>
          </table:table-cell>
          <table:table-cell/>
          <table:table-cell office:value-type="string">
            <text:p>314-320</text:p>
          </table:table-cell>
          <table:table-cell/>
          <table:table-cell office:value-type="string">
            <text:p>314-320</text:p>
          </table:table-cell>
          <table:table-cell/>
          <table:table-cell office:value-type="string">
            <text:p>314-320</text:p>
          </table:table-cell>
          <table:table-cell/>
          <table:table-cell office:value-type="string">
            <text:p>314-320</text:p>
          </table:table-cell>
          <table:table-cell/>
        </table:table-row>
        <table:table-row table:style-name="ro2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2">
          <table:table-cell office:value-type="string">
            <text:p>A0</text:p>
          </table:table-cell>
          <table:table-cell office:value-type="float" office:value="815.003">
            <text:p>815.003</text:p>
          </table:table-cell>
          <table:table-cell office:value-type="float" office:value="12.7178">
            <text:p>12.7178</text:p>
          </table:table-cell>
          <table:table-cell office:value-type="float" office:value="1896.78">
            <text:p>1896.78</text:p>
          </table:table-cell>
          <table:table-cell office:value-type="float" office:value="34.8297">
            <text:p>34.8297</text:p>
          </table:table-cell>
          <table:table-cell office:value-type="float" office:value="1588.02">
            <text:p>1588.02</text:p>
          </table:table-cell>
          <table:table-cell office:value-type="float" office:value="29.2724">
            <text:p>29.2724</text:p>
          </table:table-cell>
          <table:table-cell office:value-type="float" office:value="1639.21">
            <text:p>1639.21</text:p>
          </table:table-cell>
          <table:table-cell office:value-type="float" office:value="28.7007">
            <text:p>28.7007</text:p>
          </table:table-cell>
          <table:table-cell office:value-type="float" office:value="1796.89">
            <text:p>1796.89</text:p>
          </table:table-cell>
          <table:table-cell office:value-type="float" office:value="31.967">
            <text:p>31.967</text:p>
          </table:table-cell>
          <table:table-cell office:value-type="float" office:value="1681.89">
            <text:p>1681.89</text:p>
          </table:table-cell>
          <table:table-cell office:value-type="float" office:value="29.9993">
            <text:p>29.9993</text:p>
          </table:table-cell>
          <table:table-cell office:value-type="float" office:value="106.999">
            <text:p>106.999</text:p>
          </table:table-cell>
          <table:table-cell office:value-type="float" office:value="2.76062">
            <text:p>2.76062</text:p>
          </table:table-cell>
          <table:table-cell office:value-type="float" office:value="768.076">
            <text:p>768.076</text:p>
          </table:table-cell>
          <table:table-cell office:value-type="float" office:value="14.2438">
            <text:p>14.2438</text:p>
          </table:table-cell>
        </table:table-row>
        <table:table-row table:style-name="ro2">
          <table:table-cell office:value-type="string">
            <text:p>A1</text:p>
          </table:table-cell>
          <table:table-cell office:value-type="float" office:value="50.2874">
            <text:p>50.2874</text:p>
          </table:table-cell>
          <table:table-cell office:value-type="float" office:value="0.111584">
            <text:p>0.111584</text:p>
          </table:table-cell>
          <table:table-cell office:value-type="float" office:value="50.2253">
            <text:p>50.2253</text:p>
          </table:table-cell>
          <table:table-cell office:value-type="float" office:value="0.135059">
            <text:p>0.135059</text:p>
          </table:table-cell>
          <table:table-cell office:value-type="float" office:value="50.2562">
            <text:p>50.2562</text:p>
          </table:table-cell>
          <table:table-cell office:value-type="float" office:value="0.136313">
            <text:p>0.136313</text:p>
          </table:table-cell>
          <table:table-cell office:value-type="float" office:value="50.2274">
            <text:p>50.2274</text:p>
          </table:table-cell>
          <table:table-cell office:value-type="float" office:value="0.12886">
            <text:p>0.12886</text:p>
          </table:table-cell>
          <table:table-cell office:value-type="float" office:value="50.4411">
            <text:p>50.4411</text:p>
          </table:table-cell>
          <table:table-cell office:value-type="float" office:value="0.130741">
            <text:p>0.130741</text:p>
          </table:table-cell>
          <table:table-cell office:value-type="float" office:value="50.2574">
            <text:p>50.2574</text:p>
          </table:table-cell>
          <table:table-cell office:value-type="float" office:value="0.131088">
            <text:p>0.131088</text:p>
          </table:table-cell>
          <table:table-cell office:value-type="float" office:value="50.681">
            <text:p>50.681</text:p>
          </table:table-cell>
          <table:table-cell office:value-type="float" office:value="0.19206">
            <text:p>0.19206</text:p>
          </table:table-cell>
          <table:table-cell office:value-type="float" office:value="50.1091">
            <text:p>50.1091</text:p>
          </table:table-cell>
          <table:table-cell office:value-type="float" office:value="0.135687">
            <text:p>0.135687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float" office:value="7.30531">
            <text:p>7.30531</text:p>
          </table:table-cell>
          <table:table-cell office:value-type="float" office:value="0.146247">
            <text:p>0.146247</text:p>
          </table:table-cell>
          <table:table-cell office:value-type="float" office:value="7.77749">
            <text:p>7.77749</text:p>
          </table:table-cell>
          <table:table-cell office:value-type="float" office:value="0.181705">
            <text:p>0.181705</text:p>
          </table:table-cell>
          <table:table-cell office:value-type="float" office:value="7.87325">
            <text:p>7.87325</text:p>
          </table:table-cell>
          <table:table-cell office:value-type="float" office:value="0.184529">
            <text:p>0.184529</text:p>
          </table:table-cell>
          <table:table-cell office:value-type="float" office:value="7.78701">
            <text:p>7.78701</text:p>
          </table:table-cell>
          <table:table-cell office:value-type="float" office:value="0.173486">
            <text:p>0.173486</text:p>
          </table:table-cell>
          <table:table-cell office:value-type="float" office:value="7.68345">
            <text:p>7.68345</text:p>
          </table:table-cell>
          <table:table-cell office:value-type="float" office:value="0.175717">
            <text:p>0.175717</text:p>
          </table:table-cell>
          <table:table-cell office:value-type="float" office:value="7.69453">
            <text:p>7.69453</text:p>
          </table:table-cell>
          <table:table-cell office:value-type="float" office:value="0.176232">
            <text:p>0.176232</text:p>
          </table:table-cell>
          <table:table-cell office:value-type="float" office:value="8.01038">
            <text:p>8.01038</text:p>
          </table:table-cell>
          <table:table-cell office:value-type="float" office:value="0.261909">
            <text:p>0.261909</text:p>
          </table:table-cell>
          <table:table-cell office:value-type="float" office:value="7.60517">
            <text:p>7.60517</text:p>
          </table:table-cell>
          <table:table-cell office:value-type="float" office:value="0.181542">
            <text:p>0.181542</text:p>
          </table:table-cell>
        </table:table-row>
        <table:table-row table:style-name="ro2">
          <table:table-cell office:value-type="string">
            <text:p>A3</text:p>
          </table:table-cell>
          <table:table-cell office:value-type="float" office:value="198.267">
            <text:p>198.267</text:p>
          </table:table-cell>
          <table:table-cell office:value-type="float" office:value="10.0603">
            <text:p>10.0603</text:p>
          </table:table-cell>
          <table:table-cell office:value-type="float" office:value="137.233">
            <text:p>137.233</text:p>
          </table:table-cell>
          <table:table-cell office:value-type="float" office:value="27.7258">
            <text:p>27.7258</text:p>
          </table:table-cell>
          <table:table-cell office:value-type="float" office:value="126.733">
            <text:p>126.733</text:p>
          </table:table-cell>
          <table:table-cell office:value-type="float" office:value="23.326">
            <text:p>23.326</text:p>
          </table:table-cell>
          <table:table-cell office:value-type="float" office:value="127.872">
            <text:p>127.872</text:p>
          </table:table-cell>
          <table:table-cell office:value-type="float" office:value="22.8496">
            <text:p>22.8496</text:p>
          </table:table-cell>
          <table:table-cell office:value-type="float" office:value="157.883">
            <text:p>157.883</text:p>
          </table:table-cell>
          <table:table-cell office:value-type="float" office:value="25.4902">
            <text:p>25.4902</text:p>
          </table:table-cell>
          <table:table-cell office:value-type="float" office:value="166.972">
            <text:p>166.972</text:p>
          </table:table-cell>
          <table:table-cell office:value-type="float" office:value="23.8838">
            <text:p>23.8838</text:p>
          </table:table-cell>
          <table:table-cell office:value-type="float" office:value="43.0164">
            <text:p>43.0164</text:p>
          </table:table-cell>
          <table:table-cell office:value-type="float" office:value="2.20953">
            <text:p>2.20953</text:p>
          </table:table-cell>
          <table:table-cell office:value-type="float" office:value="105.275">
            <text:p>105.275</text:p>
          </table:table-cell>
          <table:table-cell office:value-type="float" office:value="11.3159">
            <text:p>11.3159</text:p>
          </table:table-cell>
        </table:table-row>
        <table:table-row table:style-name="ro2">
          <table:table-cell office:value-type="string">
            <text:p>A4</text:p>
          </table:table-cell>
          <table:table-cell office:value-type="float" office:value="-0.916285">
            <text:p>-0.916285</text:p>
          </table:table-cell>
          <table:table-cell office:value-type="float" office:value="0.636597">
            <text:p>0.636597</text:p>
          </table:table-cell>
          <table:table-cell office:value-type="float" office:value="-3.74672">
            <text:p>-3.74672</text:p>
          </table:table-cell>
          <table:table-cell office:value-type="float" office:value="1.80692">
            <text:p>1.80692</text:p>
          </table:table-cell>
          <table:table-cell office:value-type="float" office:value="-3.09379">
            <text:p>-3.09379</text:p>
          </table:table-cell>
          <table:table-cell office:value-type="float" office:value="1.53054">
            <text:p>1.53054</text:p>
          </table:table-cell>
          <table:table-cell office:value-type="float" office:value="-3.03868">
            <text:p>-3.03868</text:p>
          </table:table-cell>
          <table:table-cell office:value-type="float" office:value="1.49028">
            <text:p>1.49028</text:p>
          </table:table-cell>
          <table:table-cell office:value-type="float" office:value="-3.3643">
            <text:p>-3.3643</text:p>
          </table:table-cell>
          <table:table-cell office:value-type="float" office:value="1.65809">
            <text:p>1.65809</text:p>
          </table:table-cell>
          <table:table-cell office:value-type="float" office:value="-2.95764">
            <text:p>-2.95764</text:p>
          </table:table-cell>
          <table:table-cell office:value-type="float" office:value="1.55509">
            <text:p>1.55509</text:p>
          </table:table-cell>
          <table:table-cell office:value-type="float" office:value="-0.158615">
            <text:p>-0.158615</text:p>
          </table:table-cell>
          <table:table-cell office:value-type="float" office:value="0.145933">
            <text:p>0.145933</text:p>
          </table:table-cell>
          <table:table-cell office:value-type="float" office:value="-0.977278">
            <text:p>-0.977278</text:p>
          </table:table-cell>
          <table:table-cell office:value-type="float" office:value="0.733231">
            <text:p>0.733231</text:p>
          </table:table-cell>
        </table:table-row>
        <table:table-row table:style-name="ro2">
          <table:table-cell office:value-type="string">
            <text:p>A5</text:p>
          </table:table-cell>
          <table:table-cell office:value-type="float" office:value="0.0096732">
            <text:p>0.0096732</text:p>
          </table:table-cell>
          <table:table-cell office:value-type="float" office:value="0.00626504">
            <text:p>0.00626504</text:p>
          </table:table-cell>
          <table:table-cell office:value-type="float" office:value="0.0379046">
            <text:p>0.0379046</text:p>
          </table:table-cell>
          <table:table-cell office:value-type="float" office:value="0.017805">
            <text:p>0.017805</text:p>
          </table:table-cell>
          <table:table-cell office:value-type="float" office:value="0.0321583">
            <text:p>0.0321583</text:p>
          </table:table-cell>
          <table:table-cell office:value-type="float" office:value="0.0150825">
            <text:p>0.0150825</text:p>
          </table:table-cell>
          <table:table-cell office:value-type="float" office:value="0.0313939">
            <text:p>0.0313939</text:p>
          </table:table-cell>
          <table:table-cell office:value-type="float" office:value="0.0146852">
            <text:p>0.0146852</text:p>
          </table:table-cell>
          <table:table-cell office:value-type="float" office:value="0.0340053">
            <text:p>0.0340053</text:p>
          </table:table-cell>
          <table:table-cell office:value-type="float" office:value="0.0163202">
            <text:p>0.0163202</text:p>
          </table:table-cell>
          <table:table-cell office:value-type="float" office:value="0.0312054">
            <text:p>0.0312054</text:p>
          </table:table-cell>
          <table:table-cell office:value-type="float" office:value="0.0153209">
            <text:p>0.0153209</text:p>
          </table:table-cell>
          <table:table-cell office:value-type="float" office:value="0.00229495">
            <text:p>0.00229495</text:p>
          </table:table-cell>
          <table:table-cell office:value-type="float" office:value="0.00143525">
            <text:p>0.00143525</text:p>
          </table:table-cell>
          <table:table-cell office:value-type="float" office:value="0.0139569">
            <text:p>0.0139569</text:p>
          </table:table-cell>
          <table:table-cell office:value-type="float" office:value="0.0072282">
            <text:p>0.0072282</text:p>
          </table:table-cell>
        </table:table-row>
        <table:table-row table:style-name="ro2">
          <table:table-cell office:value-type="string">
            <text:p>FWHM</text:p>
          </table:table-cell>
          <table:table-cell table:formula="of:=2*SQRT(2*LN(2))*[.B41]" office:value-type="float" office:value="17.202690423165">
            <text:p>17.2026904232</text:p>
          </table:table-cell>
          <table:table-cell/>
          <table:table-cell table:formula="of:=2*SQRT(2*LN(2))*[.D41]" office:value-type="float" office:value="18.3145893520278">
            <text:p>18.314589352</text:p>
          </table:table-cell>
          <table:table-cell/>
          <table:table-cell table:formula="of:=2*SQRT(2*LN(2))*[.F41]" office:value-type="float" office:value="18.5400869195399">
            <text:p>18.5400869195</text:p>
          </table:table-cell>
          <table:table-cell/>
          <table:table-cell table:formula="of:=2*SQRT(2*LN(2))*[.H41]" office:value-type="float" office:value="18.3370072388565">
            <text:p>18.3370072389</text:p>
          </table:table-cell>
          <table:table-cell/>
          <table:table-cell table:formula="of:=2*SQRT(2*LN(2))*[.J41]" office:value-type="float" office:value="18.093142074993">
            <text:p>18.093142075</text:p>
          </table:table-cell>
          <table:table-cell/>
          <table:table-cell table:formula="of:=2*SQRT(2*LN(2))*[.L41]" office:value-type="float" office:value="18.119233481092">
            <text:p>18.1192334811</text:p>
          </table:table-cell>
          <table:table-cell/>
          <table:table-cell table:formula="of:=2*SQRT(2*LN(2))*[.N41]" office:value-type="float" office:value="18.863003392315">
            <text:p>18.8630033923</text:p>
          </table:table-cell>
          <table:table-cell/>
          <table:table-cell table:formula="of:=2*SQRT(2*LN(2))*[.P41]" office:value-type="float" office:value="17.908806761868">
            <text:p>17.9088067619</text:p>
          </table:table-cell>
          <table:table-cell/>
        </table:table-row>
        <table:table-row table:style-name="ro2">
          <table:table-cell office:value-type="string">
            <text:p>Transit Row</text:p>
          </table:table-cell>
          <table:table-cell office:value-type="float" office:value="148.287">
            <text:p>148.287</text:p>
          </table:table-cell>
          <table:table-cell/>
          <table:table-cell office:value-type="float" office:value="148.225">
            <text:p>148.225</text:p>
          </table:table-cell>
          <table:table-cell/>
          <table:table-cell office:value-type="float" office:value="148.256">
            <text:p>148.256</text:p>
          </table:table-cell>
          <table:table-cell/>
          <table:table-cell office:value-type="float" office:value="148.227">
            <text:p>148.227</text:p>
          </table:table-cell>
          <table:table-cell/>
          <table:table-cell office:value-type="float" office:value="148.441">
            <text:p>148.441</text:p>
          </table:table-cell>
          <table:table-cell/>
          <table:table-cell office:value-type="float" office:value="148.257">
            <text:p>148.257</text:p>
          </table:table-cell>
          <table:table-cell/>
          <table:table-cell office:value-type="float" office:value="148.681">
            <text:p>148.681</text:p>
          </table:table-cell>
          <table:table-cell/>
          <table:table-cell office:value-type="float" office:value="148.109">
            <text:p>148.109</text:p>
          </table:table-cell>
          <table:table-cell/>
        </table:table-row>
        <table:table-row table:style-name="ro2" table:number-rows-repeated="2">
          <table:table-cell table:number-columns-repeated="17"/>
        </table:table-row>
        <table:table-row table:style-name="ro1">
          <table:table-cell office:value-type="string">
            <text:p>Date Pinawa</text:p>
          </table:table-cell>
          <table:table-cell office:value-type="string">
            <text:p>11-23-2011</text:p>
          </table:table-cell>
          <table:table-cell/>
          <table:table-cell office:value-type="string">
            <text:p>11-23-2011</text:p>
          </table:table-cell>
          <table:table-cell/>
          <table:table-cell office:value-type="string">
            <text:p>11-23-2011</text:p>
          </table:table-cell>
          <table:table-cell/>
          <table:table-cell office:value-type="string">
            <text:p>11-23-2011</text:p>
          </table:table-cell>
          <table:table-cell/>
          <table:table-cell office:value-type="string">
            <text:p>11-23-2011</text:p>
          </table:table-cell>
          <table:table-cell/>
          <table:table-cell office:value-type="string">
            <text:p>11-23-2011</text:p>
          </table:table-cell>
          <table:table-cell/>
          <table:table-cell office:value-type="string">
            <text:p>11-23-2011</text:p>
          </table:table-cell>
          <table:table-cell/>
          <table:table-cell office:value-type="string">
            <text:p>11-23-2011</text:p>
          </table:table-cell>
          <table:table-cell/>
        </table:table-row>
        <table:table-row table:style-name="ro2">
          <table:table-cell office:value-type="string">
            <text:p>Hour</text:p>
          </table:table-cell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</table:table-row>
        <table:table-row table:style-name="ro2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Rows Plotted (k)</text:p>
          </table:table-cell>
          <table:table-cell office:value-type="string">
            <text:p>106-206</text:p>
          </table:table-cell>
          <table:table-cell/>
          <table:table-cell office:value-type="string">
            <text:p>106-206</text:p>
          </table:table-cell>
          <table:table-cell/>
          <table:table-cell office:value-type="string">
            <text:p>106-206</text:p>
          </table:table-cell>
          <table:table-cell/>
          <table:table-cell office:value-type="string">
            <text:p>106-206</text:p>
          </table:table-cell>
          <table:table-cell/>
          <table:table-cell office:value-type="string">
            <text:p>106-206</text:p>
          </table:table-cell>
          <table:table-cell/>
          <table:table-cell office:value-type="string">
            <text:p>106-206</text:p>
          </table:table-cell>
          <table:table-cell/>
          <table:table-cell office:value-type="string">
            <text:p>106-206</text:p>
          </table:table-cell>
          <table:table-cell/>
          <table:table-cell office:value-type="string">
            <text:p>106-206</text:p>
          </table:table-cell>
          <table:table-cell/>
        </table:table-row>
        <table:table-row table:style-name="ro2">
          <table:table-cell office:value-type="string">
            <text:p>Columns Averaged (j)</text:p>
          </table:table-cell>
          <table:table-cell office:value-type="string">
            <text:p>314-318</text:p>
          </table:table-cell>
          <table:table-cell/>
          <table:table-cell office:value-type="string">
            <text:p>314-318</text:p>
          </table:table-cell>
          <table:table-cell/>
          <table:table-cell office:value-type="string">
            <text:p>314-318</text:p>
          </table:table-cell>
          <table:table-cell/>
          <table:table-cell office:value-type="string">
            <text:p>314-318</text:p>
          </table:table-cell>
          <table:table-cell/>
          <table:table-cell office:value-type="string">
            <text:p>314-318</text:p>
          </table:table-cell>
          <table:table-cell/>
          <table:table-cell office:value-type="string">
            <text:p>314-318</text:p>
          </table:table-cell>
          <table:table-cell/>
          <table:table-cell office:value-type="string">
            <text:p>314-318</text:p>
          </table:table-cell>
          <table:table-cell/>
          <table:table-cell office:value-type="string">
            <text:p>314-318</text:p>
          </table:table-cell>
          <table:table-cell/>
        </table:table-row>
        <table:table-row table:style-name="ro2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2">
          <table:table-cell office:value-type="string">
            <text:p>A0</text:p>
          </table:table-cell>
          <table:table-cell office:value-type="float" office:value="1356.55">
            <text:p>1356.55</text:p>
          </table:table-cell>
          <table:table-cell office:value-type="float" office:value="28.0778">
            <text:p>28.0778</text:p>
          </table:table-cell>
          <table:table-cell office:value-type="float" office:value="3130.78">
            <text:p>3130.78</text:p>
          </table:table-cell>
          <table:table-cell office:value-type="float" office:value="74.8466">
            <text:p>74.8466</text:p>
          </table:table-cell>
          <table:table-cell office:value-type="float" office:value="2607.7">
            <text:p>2607.7</text:p>
          </table:table-cell>
          <table:table-cell office:value-type="float" office:value="62.5062">
            <text:p>62.5062</text:p>
          </table:table-cell>
          <table:table-cell office:value-type="float" office:value="2676.41">
            <text:p>2676.41</text:p>
          </table:table-cell>
          <table:table-cell office:value-type="float" office:value="65.0066">
            <text:p>65.0066</text:p>
          </table:table-cell>
          <table:table-cell office:value-type="float" office:value="2978.62">
            <text:p>2978.62</text:p>
          </table:table-cell>
          <table:table-cell office:value-type="float" office:value="71.5742">
            <text:p>71.5742</text:p>
          </table:table-cell>
          <table:table-cell office:value-type="float" office:value="2881.09">
            <text:p>2881.09</text:p>
          </table:table-cell>
          <table:table-cell office:value-type="float" office:value="69.9074">
            <text:p>69.9074</text:p>
          </table:table-cell>
          <table:table-cell office:value-type="float" office:value="178.451">
            <text:p>178.451</text:p>
          </table:table-cell>
          <table:table-cell office:value-type="float" office:value="5.60449">
            <text:p>5.60449</text:p>
          </table:table-cell>
          <table:table-cell office:value-type="float" office:value="1292.24">
            <text:p>1292.24</text:p>
          </table:table-cell>
          <table:table-cell office:value-type="float" office:value="27.522">
            <text:p>27.522</text:p>
          </table:table-cell>
        </table:table-row>
        <table:table-row table:style-name="ro2">
          <table:table-cell office:value-type="string">
            <text:p>A1</text:p>
          </table:table-cell>
          <table:table-cell office:value-type="float" office:value="51.8825">
            <text:p>51.8825</text:p>
          </table:table-cell>
          <table:table-cell office:value-type="float" office:value="0.151252">
            <text:p>0.151252</text:p>
          </table:table-cell>
          <table:table-cell office:value-type="float" office:value="51.8634">
            <text:p>51.8634</text:p>
          </table:table-cell>
          <table:table-cell office:value-type="float" office:value="0.179599">
            <text:p>0.179599</text:p>
          </table:table-cell>
          <table:table-cell office:value-type="float" office:value="51.8659">
            <text:p>51.8659</text:p>
          </table:table-cell>
          <table:table-cell office:value-type="float" office:value="0.180596">
            <text:p>0.180596</text:p>
          </table:table-cell>
          <table:table-cell office:value-type="float" office:value="51.873">
            <text:p>51.873</text:p>
          </table:table-cell>
          <table:table-cell office:value-type="float" office:value="0.182949">
            <text:p>0.182949</text:p>
          </table:table-cell>
          <table:table-cell office:value-type="float" office:value="51.9882">
            <text:p>51.9882</text:p>
          </table:table-cell>
          <table:table-cell office:value-type="float" office:value="0.1801">
            <text:p>0.1801</text:p>
          </table:table-cell>
          <table:table-cell office:value-type="float" office:value="51.8371">
            <text:p>51.8371</text:p>
          </table:table-cell>
          <table:table-cell office:value-type="float" office:value="0.181642">
            <text:p>0.181642</text:p>
          </table:table-cell>
          <table:table-cell office:value-type="float" office:value="52.5185">
            <text:p>52.5185</text:p>
          </table:table-cell>
          <table:table-cell office:value-type="float" office:value="0.236964">
            <text:p>0.236964</text:p>
          </table:table-cell>
          <table:table-cell office:value-type="float" office:value="51.815">
            <text:p>51.815</text:p>
          </table:table-cell>
          <table:table-cell office:value-type="float" office:value="0.158267">
            <text:p>0.158267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float" office:value="7.56038">
            <text:p>7.56038</text:p>
          </table:table-cell>
          <table:table-cell office:value-type="float" office:value="0.201136">
            <text:p>0.201136</text:p>
          </table:table-cell>
          <table:table-cell office:value-type="float" office:value="8.07148">
            <text:p>8.07148</text:p>
          </table:table-cell>
          <table:table-cell office:value-type="float" office:value="0.24688">
            <text:p>0.24688</text:p>
          </table:table-cell>
          <table:table-cell office:value-type="float" office:value="8.14897">
            <text:p>8.14897</text:p>
          </table:table-cell>
          <table:table-cell office:value-type="float" office:value="0.249398">
            <text:p>0.249398</text:p>
          </table:table-cell>
          <table:table-cell office:value-type="float" office:value="8.1346">
            <text:p>8.1346</text:p>
          </table:table-cell>
          <table:table-cell office:value-type="float" office:value="0.252519">
            <text:p>0.252519</text:p>
          </table:table-cell>
          <table:table-cell office:value-type="float" office:value="8.02905">
            <text:p>8.02905</text:p>
          </table:table-cell>
          <table:table-cell office:value-type="float" office:value="0.246381">
            <text:p>0.246381</text:p>
          </table:table-cell>
          <table:table-cell office:value-type="float" office:value="7.99177">
            <text:p>7.99177</text:p>
          </table:table-cell>
          <table:table-cell office:value-type="float" office:value="0.248427">
            <text:p>0.248427</text:p>
          </table:table-cell>
          <table:table-cell office:value-type="float" office:value="8.22398">
            <text:p>8.22398</text:p>
          </table:table-cell>
          <table:table-cell office:value-type="float" office:value="0.325247">
            <text:p>0.325247</text:p>
          </table:table-cell>
          <table:table-cell office:value-type="float" office:value="7.82806">
            <text:p>7.82806</text:p>
          </table:table-cell>
          <table:table-cell office:value-type="float" office:value="0.214337">
            <text:p>0.214337</text:p>
          </table:table-cell>
        </table:table-row>
        <table:table-row table:style-name="ro2">
          <table:table-cell office:value-type="string">
            <text:p>A3</text:p>
          </table:table-cell>
          <table:table-cell office:value-type="float" office:value="277.005">
            <text:p>277.005</text:p>
          </table:table-cell>
          <table:table-cell office:value-type="float" office:value="22.6252">
            <text:p>22.6252</text:p>
          </table:table-cell>
          <table:table-cell office:value-type="float" office:value="195.914">
            <text:p>195.914</text:p>
          </table:table-cell>
          <table:table-cell office:value-type="float" office:value="60.6044">
            <text:p>60.6044</text:p>
          </table:table-cell>
          <table:table-cell office:value-type="float" office:value="189.719">
            <text:p>189.719</text:p>
          </table:table-cell>
          <table:table-cell office:value-type="float" office:value="50.6136">
            <text:p>50.6136</text:p>
          </table:table-cell>
          <table:table-cell office:value-type="float" office:value="192.509">
            <text:p>192.509</text:p>
          </table:table-cell>
          <table:table-cell office:value-type="float" office:value="52.6441">
            <text:p>52.6441</text:p>
          </table:table-cell>
          <table:table-cell office:value-type="float" office:value="225.697">
            <text:p>225.697</text:p>
          </table:table-cell>
          <table:table-cell office:value-type="float" office:value="58.0106">
            <text:p>58.0106</text:p>
          </table:table-cell>
          <table:table-cell office:value-type="float" office:value="239.246">
            <text:p>239.246</text:p>
          </table:table-cell>
          <table:table-cell office:value-type="float" office:value="56.5792">
            <text:p>56.5792</text:p>
          </table:table-cell>
          <table:table-cell office:value-type="float" office:value="75.6827">
            <text:p>75.6827</text:p>
          </table:table-cell>
          <table:table-cell office:value-type="float" office:value="4.56569">
            <text:p>4.56569</text:p>
          </table:table-cell>
          <table:table-cell office:value-type="float" office:value="163.221">
            <text:p>163.221</text:p>
          </table:table-cell>
          <table:table-cell office:value-type="float" office:value="22.2498">
            <text:p>22.2498</text:p>
          </table:table-cell>
        </table:table-row>
        <table:table-row table:style-name="ro2">
          <table:table-cell office:value-type="string">
            <text:p>A4</text:p>
          </table:table-cell>
          <table:table-cell office:value-type="float" office:value="-2.99277">
            <text:p>-2.99277</text:p>
          </table:table-cell>
          <table:table-cell office:value-type="float" office:value="1.44936">
            <text:p>1.44936</text:p>
          </table:table-cell>
          <table:table-cell office:value-type="float" office:value="-8.08305">
            <text:p>-8.08305</text:p>
          </table:table-cell>
          <table:table-cell office:value-type="float" office:value="4.01944">
            <text:p>4.01944</text:p>
          </table:table-cell>
          <table:table-cell office:value-type="float" office:value="-7.13664">
            <text:p>-7.13664</text:p>
          </table:table-cell>
          <table:table-cell office:value-type="float" office:value="3.37362">
            <text:p>3.37362</text:p>
          </table:table-cell>
          <table:table-cell office:value-type="float" office:value="-7.26683">
            <text:p>-7.26683</text:p>
          </table:table-cell>
          <table:table-cell office:value-type="float" office:value="3.50688">
            <text:p>3.50688</text:p>
          </table:table-cell>
          <table:table-cell office:value-type="float" office:value="-7.54889">
            <text:p>-7.54889</text:p>
          </table:table-cell>
          <table:table-cell office:value-type="float" office:value="3.82568">
            <text:p>3.82568</text:p>
          </table:table-cell>
          <table:table-cell office:value-type="float" office:value="-6.90645">
            <text:p>-6.90645</text:p>
          </table:table-cell>
          <table:table-cell office:value-type="float" office:value="3.73232">
            <text:p>3.73232</text:p>
          </table:table-cell>
          <table:table-cell office:value-type="float" office:value="-0.82892">
            <text:p>-0.82892</text:p>
          </table:table-cell>
          <table:table-cell office:value-type="float" office:value="0.0301598">
            <text:p>0.0301598</text:p>
          </table:table-cell>
          <table:table-cell office:value-type="float" office:value="-3.22664">
            <text:p>-3.22664</text:p>
          </table:table-cell>
          <table:table-cell office:value-type="float" office:value="1.45222">
            <text:p>1.45222</text:p>
          </table:table-cell>
        </table:table-row>
        <table:table-row table:style-name="ro2">
          <table:table-cell office:value-type="string">
            <text:p>A5</text:p>
          </table:table-cell>
          <table:table-cell office:value-type="float" office:value="0.0234739">
            <text:p>0.0234739</text:p>
          </table:table-cell>
          <table:table-cell office:value-type="float" office:value="0.0141392">
            <text:p>0.0141392</text:p>
          </table:table-cell>
          <table:table-cell office:value-type="float" office:value="0.0783409">
            <text:p>0.0783409</text:p>
          </table:table-cell>
          <table:table-cell office:value-type="float" office:value="0.0392883">
            <text:p>0.0392883</text:p>
          </table:table-cell>
          <table:table-cell office:value-type="float" office:value="0.068763">
            <text:p>0.068763</text:p>
          </table:table-cell>
          <table:table-cell office:value-type="float" office:value="0.0329774">
            <text:p>0.0329774</text:p>
          </table:table-cell>
          <table:table-cell office:value-type="float" office:value="0.0701269">
            <text:p>0.0701269</text:p>
          </table:table-cell>
          <table:table-cell office:value-type="float" office:value="0.0342779">
            <text:p>0.0342779</text:p>
          </table:table-cell>
          <table:table-cell office:value-type="float" office:value="0.0721042">
            <text:p>0.0721042</text:p>
          </table:table-cell>
          <table:table-cell office:value-type="float" office:value="0.0373673">
            <text:p>0.0373673</text:p>
          </table:table-cell>
          <table:table-cell office:value-type="float" office:value="0.0663386">
            <text:p>0.0663386</text:p>
          </table:table-cell>
          <table:table-cell office:value-type="float" office:value="0.0364845">
            <text:p>0.0364845</text:p>
          </table:table-cell>
          <table:table-cell office:value-type="float" office:value="0.00786597">
            <text:p>0.00786597</text:p>
          </table:table-cell>
          <table:table-cell office:value-type="float" office:value="0.00293792">
            <text:p>0.00293792</text:p>
          </table:table-cell>
          <table:table-cell office:value-type="float" office:value="0.0298638">
            <text:p>0.0298638</text:p>
          </table:table-cell>
          <table:table-cell office:value-type="float" office:value="0.0141952">
            <text:p>0.0141952</text:p>
          </table:table-cell>
        </table:table-row>
        <table:table-row table:style-name="ro2">
          <table:table-cell office:value-type="string">
            <text:p>FWHM</text:p>
          </table:table-cell>
          <table:table-cell table:formula="of:=2*SQRT(2*LN(2))*[.B57]" office:value-type="float" office:value="17.8033343720511">
            <text:p>17.8033343721</text:p>
          </table:table-cell>
          <table:table-cell/>
          <table:table-cell table:formula="of:=2*SQRT(2*LN(2))*[.D57]" office:value-type="float" office:value="19.0068828970664">
            <text:p>19.0068828971</text:p>
          </table:table-cell>
          <table:table-cell/>
          <table:table-cell table:formula="of:=2*SQRT(2*LN(2))*[.F57]" office:value-type="float" office:value="19.1893579023559">
            <text:p>19.1893579024</text:p>
          </table:table-cell>
          <table:table-cell/>
          <table:table-cell table:formula="of:=2*SQRT(2*LN(2))*[.H57]" office:value-type="float" office:value="19.1555191383088">
            <text:p>19.1555191383</text:p>
          </table:table-cell>
          <table:table-cell/>
          <table:table-cell table:formula="of:=2*SQRT(2*LN(2))*[.J57]" office:value-type="float" office:value="18.9069678825557">
            <text:p>18.9069678826</text:p>
          </table:table-cell>
          <table:table-cell/>
          <table:table-cell table:formula="of:=2*SQRT(2*LN(2))*[.L57]" office:value-type="float" office:value="18.819180191277">
            <text:p>18.8191801913</text:p>
          </table:table-cell>
          <table:table-cell/>
          <table:table-cell table:formula="of:=2*SQRT(2*LN(2))*[.N57]" office:value-type="float" office:value="19.3659929539336">
            <text:p>19.3659929539</text:p>
          </table:table-cell>
          <table:table-cell/>
          <table:table-cell table:formula="of:=2*SQRT(2*LN(2))*[.P57]" office:value-type="float" office:value="18.433672601705">
            <text:p>18.4336726017</text:p>
          </table:table-cell>
          <table:table-cell/>
        </table:table-row>
        <table:table-row table:style-name="ro2">
          <table:table-cell office:value-type="string">
            <text:p>Transit Row</text:p>
          </table:table-cell>
          <table:table-cell office:value-type="float" office:value="157.883">
            <text:p>157.883</text:p>
          </table:table-cell>
          <table:table-cell/>
          <table:table-cell office:value-type="float" office:value="157.863">
            <text:p>157.863</text:p>
          </table:table-cell>
          <table:table-cell/>
          <table:table-cell office:value-type="float" office:value="157.866">
            <text:p>157.866</text:p>
          </table:table-cell>
          <table:table-cell/>
          <table:table-cell office:value-type="float" office:value="157.873">
            <text:p>157.873</text:p>
          </table:table-cell>
          <table:table-cell/>
          <table:table-cell office:value-type="float" office:value="157.988">
            <text:p>157.988</text:p>
          </table:table-cell>
          <table:table-cell/>
          <table:table-cell office:value-type="float" office:value="157.837">
            <text:p>157.837</text:p>
          </table:table-cell>
          <table:table-cell/>
          <table:table-cell office:value-type="float" office:value="158.519">
            <text:p>158.519</text:p>
          </table:table-cell>
          <table:table-cell/>
          <table:table-cell office:value-type="float" office:value="157.815">
            <text:p>157.815</text:p>
          </table:table-cell>
          <table:table-cell/>
        </table:table-row>
        <table:table-row table:style-name="ro2" table:number-rows-repeated="2">
          <table:table-cell table:number-columns-repeated="17"/>
        </table:table-row>
        <table:table-row table:style-name="ro1">
          <table:table-cell office:value-type="string">
            <text:p>Date Pinawa</text:p>
          </table:table-cell>
          <table:table-cell office:value-type="string">
            <text:p>11-22-2011</text:p>
          </table:table-cell>
          <table:table-cell/>
          <table:table-cell office:value-type="string">
            <text:p>11-22-2011</text:p>
          </table:table-cell>
          <table:table-cell/>
          <table:table-cell office:value-type="string">
            <text:p>11-22-2011</text:p>
          </table:table-cell>
          <table:table-cell/>
          <table:table-cell office:value-type="string">
            <text:p>11-22-2011</text:p>
          </table:table-cell>
          <table:table-cell/>
          <table:table-cell office:value-type="string">
            <text:p>11-22-2011</text:p>
          </table:table-cell>
          <table:table-cell/>
          <table:table-cell office:value-type="string">
            <text:p>11-22-2011</text:p>
          </table:table-cell>
          <table:table-cell/>
          <table:table-cell office:value-type="string">
            <text:p>11-22-2011</text:p>
          </table:table-cell>
          <table:table-cell/>
          <table:table-cell office:value-type="string">
            <text:p>11-22-2011</text:p>
          </table:table-cell>
          <table:table-cell/>
        </table:table-row>
        <table:table-row table:style-name="ro2">
          <table:table-cell office:value-type="string">
            <text:p>Hour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Rows Plotted (k)</text:p>
          </table:table-cell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</table:table-row>
        <table:table-row table:style-name="ro2">
          <table:table-cell office:value-type="string">
            <text:p>Columns Averaged (j)</text:p>
          </table:table-cell>
          <table:table-cell office:value-type="string">
            <text:p>314-318</text:p>
          </table:table-cell>
          <table:table-cell/>
          <table:table-cell office:value-type="string">
            <text:p>314-318</text:p>
          </table:table-cell>
          <table:table-cell/>
          <table:table-cell office:value-type="string">
            <text:p>314-318</text:p>
          </table:table-cell>
          <table:table-cell/>
          <table:table-cell office:value-type="string">
            <text:p>314-318</text:p>
          </table:table-cell>
          <table:table-cell/>
          <table:table-cell office:value-type="string">
            <text:p>314-318</text:p>
          </table:table-cell>
          <table:table-cell/>
          <table:table-cell office:value-type="string">
            <text:p>314-318</text:p>
          </table:table-cell>
          <table:table-cell/>
          <table:table-cell office:value-type="string">
            <text:p>314-318</text:p>
          </table:table-cell>
          <table:table-cell/>
          <table:table-cell office:value-type="string">
            <text:p>314-318</text:p>
          </table:table-cell>
          <table:table-cell/>
        </table:table-row>
        <table:table-row table:style-name="ro2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2">
          <table:table-cell office:value-type="string">
            <text:p>A0</text:p>
          </table:table-cell>
          <table:table-cell office:value-type="float" office:value="1657.06">
            <text:p>1657.06</text:p>
          </table:table-cell>
          <table:table-cell office:value-type="float" office:value="27.9678">
            <text:p>27.9678</text:p>
          </table:table-cell>
          <table:table-cell office:value-type="float" office:value="3794.31">
            <text:p>3794.31</text:p>
          </table:table-cell>
          <table:table-cell office:value-type="float" office:value="77.6295">
            <text:p>77.6295</text:p>
          </table:table-cell>
          <table:table-cell office:value-type="float" office:value="3184.88">
            <text:p>3184.88</text:p>
          </table:table-cell>
          <table:table-cell office:value-type="float" office:value="72.0891">
            <text:p>72.0891</text:p>
          </table:table-cell>
          <table:table-cell office:value-type="float" office:value="3219.48">
            <text:p>3219.48</text:p>
          </table:table-cell>
          <table:table-cell office:value-type="float" office:value="74.5567">
            <text:p>74.5567</text:p>
          </table:table-cell>
          <table:table-cell office:value-type="float" office:value="3547.33">
            <text:p>3547.33</text:p>
          </table:table-cell>
          <table:table-cell office:value-type="float" office:value="76.7623">
            <text:p>76.7623</text:p>
          </table:table-cell>
          <table:table-cell office:value-type="float" office:value="3306.41">
            <text:p>3306.41</text:p>
          </table:table-cell>
          <table:table-cell office:value-type="float" office:value="79.4946">
            <text:p>79.4946</text:p>
          </table:table-cell>
          <table:table-cell office:value-type="float" office:value="199.909">
            <text:p>199.909</text:p>
          </table:table-cell>
          <table:table-cell office:value-type="float" office:value="6.23066">
            <text:p>6.23066</text:p>
          </table:table-cell>
          <table:table-cell office:value-type="float" office:value="1493.51">
            <text:p>1493.51</text:p>
          </table:table-cell>
          <table:table-cell office:value-type="float" office:value="29.8672">
            <text:p>29.8672</text:p>
          </table:table-cell>
        </table:table-row>
        <table:table-row table:style-name="ro2">
          <table:table-cell office:value-type="string">
            <text:p>A1</text:p>
          </table:table-cell>
          <table:table-cell office:value-type="float" office:value="46.177">
            <text:p>46.177</text:p>
          </table:table-cell>
          <table:table-cell office:value-type="float" office:value="0.12282">
            <text:p>0.12282</text:p>
          </table:table-cell>
          <table:table-cell office:value-type="float" office:value="46.1479">
            <text:p>46.1479</text:p>
          </table:table-cell>
          <table:table-cell office:value-type="float" office:value="0.152738">
            <text:p>0.152738</text:p>
          </table:table-cell>
          <table:table-cell office:value-type="float" office:value="46.1145">
            <text:p>46.1145</text:p>
          </table:table-cell>
          <table:table-cell office:value-type="float" office:value="0.170655">
            <text:p>0.170655</text:p>
          </table:table-cell>
          <table:table-cell office:value-type="float" office:value="46.1441">
            <text:p>46.1441</text:p>
          </table:table-cell>
          <table:table-cell office:value-type="float" office:value="0.17501">
            <text:p>0.17501</text:p>
          </table:table-cell>
          <table:table-cell office:value-type="float" office:value="46.319">
            <text:p>46.319</text:p>
          </table:table-cell>
          <table:table-cell office:value-type="float" office:value="0.162361">
            <text:p>0.162361</text:p>
          </table:table-cell>
          <table:table-cell office:value-type="float" office:value="46.1637">
            <text:p>46.1637</text:p>
          </table:table-cell>
          <table:table-cell office:value-type="float" office:value="0.180647">
            <text:p>0.180647</text:p>
          </table:table-cell>
          <table:table-cell office:value-type="float" office:value="46.823">
            <text:p>46.823</text:p>
          </table:table-cell>
          <table:table-cell office:value-type="float" office:value="0.236829">
            <text:p>0.236829</text:p>
          </table:table-cell>
          <table:table-cell office:value-type="float" office:value="46.0651">
            <text:p>46.0651</text:p>
          </table:table-cell>
          <table:table-cell office:value-type="float" office:value="0.148507">
            <text:p>0.148507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float" office:value="7.39782">
            <text:p>7.39782</text:p>
          </table:table-cell>
          <table:table-cell office:value-type="float" office:value="0.160562">
            <text:p>0.160562</text:p>
          </table:table-cell>
          <table:table-cell office:value-type="float" office:value="7.85986">
            <text:p>7.85986</text:p>
          </table:table-cell>
          <table:table-cell office:value-type="float" office:value="0.204133">
            <text:p>0.204133</text:p>
          </table:table-cell>
          <table:table-cell office:value-type="float" office:value="8.04133">
            <text:p>8.04133</text:p>
          </table:table-cell>
          <table:table-cell office:value-type="float" office:value="0.230373">
            <text:p>0.230373</text:p>
          </table:table-cell>
          <table:table-cell office:value-type="float" office:value="8.09996">
            <text:p>8.09996</text:p>
          </table:table-cell>
          <table:table-cell office:value-type="float" office:value="0.236921">
            <text:p>0.236921</text:p>
          </table:table-cell>
          <table:table-cell office:value-type="float" office:value="7.97271">
            <text:p>7.97271</text:p>
          </table:table-cell>
          <table:table-cell office:value-type="float" office:value="0.218534">
            <text:p>0.218534</text:p>
          </table:table-cell>
          <table:table-cell office:value-type="float" office:value="7.99724">
            <text:p>7.99724</text:p>
          </table:table-cell>
          <table:table-cell office:value-type="float" office:value="0.243027">
            <text:p>0.243027</text:p>
          </table:table-cell>
          <table:table-cell office:value-type="float" office:value="8.2163">
            <text:p>8.2163</text:p>
          </table:table-cell>
          <table:table-cell office:value-type="float" office:value="0.326682">
            <text:p>0.326682</text:p>
          </table:table-cell>
          <table:table-cell office:value-type="float" office:value="7.76718">
            <text:p>7.76718</text:p>
          </table:table-cell>
          <table:table-cell office:value-type="float" office:value="0.197308">
            <text:p>0.197308</text:p>
          </table:table-cell>
        </table:table-row>
        <table:table-row table:style-name="ro2">
          <table:table-cell office:value-type="string">
            <text:p>A3</text:p>
          </table:table-cell>
          <table:table-cell office:value-type="float" office:value="230.489">
            <text:p>230.489</text:p>
          </table:table-cell>
          <table:table-cell office:value-type="float" office:value="21.539">
            <text:p>21.539</text:p>
          </table:table-cell>
          <table:table-cell office:value-type="float" office:value="177.374">
            <text:p>177.374</text:p>
          </table:table-cell>
          <table:table-cell office:value-type="float" office:value="59.9429">
            <text:p>59.9429</text:p>
          </table:table-cell>
          <table:table-cell office:value-type="float" office:value="167.265">
            <text:p>167.265</text:p>
          </table:table-cell>
          <table:table-cell office:value-type="float" office:value="55.6412">
            <text:p>55.6412</text:p>
          </table:table-cell>
          <table:table-cell office:value-type="float" office:value="171.336">
            <text:p>171.336</text:p>
          </table:table-cell>
          <table:table-cell office:value-type="float" office:value="57.5433">
            <text:p>57.5433</text:p>
          </table:table-cell>
          <table:table-cell office:value-type="float" office:value="209.734">
            <text:p>209.734</text:p>
          </table:table-cell>
          <table:table-cell office:value-type="float" office:value="59.3318">
            <text:p>59.3318</text:p>
          </table:table-cell>
          <table:table-cell office:value-type="float" office:value="227.08">
            <text:p>227.08</text:p>
          </table:table-cell>
          <table:table-cell office:value-type="float" office:value="61.3873">
            <text:p>61.3873</text:p>
          </table:table-cell>
          <table:table-cell office:value-type="float" office:value="52.7096">
            <text:p>52.7096</text:p>
          </table:table-cell>
          <table:table-cell office:value-type="float" office:value="4.81949">
            <text:p>4.81949</text:p>
          </table:table-cell>
          <table:table-cell office:value-type="float" office:value="139.936">
            <text:p>139.936</text:p>
          </table:table-cell>
          <table:table-cell office:value-type="float" office:value="23.0459">
            <text:p>23.0459</text:p>
          </table:table-cell>
        </table:table-row>
        <table:table-row table:style-name="ro2">
          <table:table-cell office:value-type="string">
            <text:p>A4</text:p>
          </table:table-cell>
          <table:table-cell office:value-type="float" office:value="-3.27359">
            <text:p>-3.27359</text:p>
          </table:table-cell>
          <table:table-cell office:value-type="float" office:value="1.37204">
            <text:p>1.37204</text:p>
          </table:table-cell>
          <table:table-cell office:value-type="float" office:value="-8.79973">
            <text:p>-8.79973</text:p>
          </table:table-cell>
          <table:table-cell office:value-type="float" office:value="3.92221">
            <text:p>3.92221</text:p>
          </table:table-cell>
          <table:table-cell office:value-type="float" office:value="-7.82012">
            <text:p>-7.82012</text:p>
          </table:table-cell>
          <table:table-cell office:value-type="float" office:value="3.68549">
            <text:p>3.68549</text:p>
          </table:table-cell>
          <table:table-cell office:value-type="float" office:value="-8.22609">
            <text:p>-8.22609</text:p>
          </table:table-cell>
          <table:table-cell office:value-type="float" office:value="3.82441">
            <text:p>3.82441</text:p>
          </table:table-cell>
          <table:table-cell office:value-type="float" office:value="-9.20574">
            <text:p>-9.20574</text:p>
          </table:table-cell>
          <table:table-cell office:value-type="float" office:value="3.91435">
            <text:p>3.91435</text:p>
          </table:table-cell>
          <table:table-cell office:value-type="float" office:value="-8.86383">
            <text:p>-8.86383</text:p>
          </table:table-cell>
          <table:table-cell office:value-type="float" office:value="4.04881">
            <text:p>4.04881</text:p>
          </table:table-cell>
          <table:table-cell office:value-type="float" office:value="-0.398664">
            <text:p>-0.398664</text:p>
          </table:table-cell>
          <table:table-cell office:value-type="float" office:value="0.327071">
            <text:p>0.327071</text:p>
          </table:table-cell>
          <table:table-cell office:value-type="float" office:value="-3.32184">
            <text:p>-3.32184</text:p>
          </table:table-cell>
          <table:table-cell office:value-type="float" office:value="1.49735">
            <text:p>1.49735</text:p>
          </table:table-cell>
        </table:table-row>
        <table:table-row table:style-name="ro2">
          <table:table-cell office:value-type="string">
            <text:p>A5</text:p>
          </table:table-cell>
          <table:table-cell office:value-type="float" office:value="0.033202">
            <text:p>0.033202</text:p>
          </table:table-cell>
          <table:table-cell office:value-type="float" office:value="0.0137657">
            <text:p>0.0137657</text:p>
          </table:table-cell>
          <table:table-cell office:value-type="float" office:value="0.0920256">
            <text:p>0.0920256</text:p>
          </table:table-cell>
          <table:table-cell office:value-type="float" office:value="0.0394387">
            <text:p>0.0394387</text:p>
          </table:table-cell>
          <table:table-cell office:value-type="float" office:value="0.0820821">
            <text:p>0.0820821</text:p>
          </table:table-cell>
          <table:table-cell office:value-type="float" office:value="0.0370982">
            <text:p>0.0370982</text:p>
          </table:table-cell>
          <table:table-cell office:value-type="float" office:value="0.0859981">
            <text:p>0.0859981</text:p>
          </table:table-cell>
          <table:table-cell office:value-type="float" office:value="0.0385003">
            <text:p>0.0385003</text:p>
          </table:table-cell>
          <table:table-cell office:value-type="float" office:value="0.0954631">
            <text:p>0.0954631</text:p>
          </table:table-cell>
          <table:table-cell office:value-type="float" office:value="0.0393492">
            <text:p>0.0393492</text:p>
          </table:table-cell>
          <table:table-cell office:value-type="float" office:value="0.0936638">
            <text:p>0.0936638</text:p>
          </table:table-cell>
          <table:table-cell office:value-type="float" office:value="0.0407318">
            <text:p>0.0407318</text:p>
          </table:table-cell>
          <table:table-cell office:value-type="float" office:value="0.00580354">
            <text:p>0.00580354</text:p>
          </table:table-cell>
          <table:table-cell office:value-type="float" office:value="0.00328534">
            <text:p>0.00328534</text:p>
          </table:table-cell>
          <table:table-cell office:value-type="float" office:value="0.0342989">
            <text:p>0.0342989</text:p>
          </table:table-cell>
          <table:table-cell office:value-type="float" office:value="0.0150542">
            <text:p>0.0150542</text:p>
          </table:table-cell>
        </table:table-row>
        <table:table-row table:style-name="ro2">
          <table:table-cell office:value-type="string">
            <text:p>FWHM</text:p>
          </table:table-cell>
          <table:table-cell table:formula="of:=2*SQRT(2*LN(2))*[.B73]" office:value-type="float" office:value="17.4205348255309">
            <text:p>17.4205348255</text:p>
          </table:table-cell>
          <table:table-cell/>
          <table:table-cell table:formula="of:=2*SQRT(2*LN(2))*[.D73]" office:value-type="float" office:value="18.508555879137">
            <text:p>18.5085558791</text:p>
          </table:table-cell>
          <table:table-cell/>
          <table:table-cell table:formula="of:=2*SQRT(2*LN(2))*[.F73]" office:value-type="float" office:value="18.9358850727087">
            <text:p>18.9358850727</text:p>
          </table:table-cell>
          <table:table-cell/>
          <table:table-cell table:formula="of:=2*SQRT(2*LN(2))*[.H73]" office:value-type="float" office:value="19.0739481719489">
            <text:p>19.0739481719</text:p>
          </table:table-cell>
          <table:table-cell/>
          <table:table-cell table:formula="of:=2*SQRT(2*LN(2))*[.J73]" office:value-type="float" office:value="18.7742973212187">
            <text:p>18.7742973212</text:p>
          </table:table-cell>
          <table:table-cell/>
          <table:table-cell table:formula="of:=2*SQRT(2*LN(2))*[.L73]" office:value-type="float" office:value="18.8320610569233">
            <text:p>18.8320610569</text:p>
          </table:table-cell>
          <table:table-cell/>
          <table:table-cell table:formula="of:=2*SQRT(2*LN(2))*[.N73]" office:value-type="float" office:value="19.3479079359878">
            <text:p>19.347907936</text:p>
          </table:table-cell>
          <table:table-cell/>
          <table:table-cell table:formula="of:=2*SQRT(2*LN(2))*[.P73]" office:value-type="float" office:value="18.2903111573635">
            <text:p>18.2903111574</text:p>
          </table:table-cell>
          <table:table-cell/>
        </table:table-row>
        <table:table-row table:style-name="ro2">
          <table:table-cell office:value-type="string">
            <text:p>Transit Row</text:p>
          </table:table-cell>
          <table:table-cell office:value-type="float" office:value="46.177">
            <text:p>46.177</text:p>
          </table:table-cell>
          <table:table-cell/>
          <table:table-cell office:value-type="float" office:value="46.1479">
            <text:p>46.1479</text:p>
          </table:table-cell>
          <table:table-cell/>
          <table:table-cell office:value-type="float" office:value="46.1145">
            <text:p>46.1145</text:p>
          </table:table-cell>
          <table:table-cell/>
          <table:table-cell office:value-type="float" office:value="46.1441">
            <text:p>46.1441</text:p>
          </table:table-cell>
          <table:table-cell/>
          <table:table-cell office:value-type="float" office:value="46.319">
            <text:p>46.319</text:p>
          </table:table-cell>
          <table:table-cell/>
          <table:table-cell office:value-type="float" office:value="46.1637">
            <text:p>46.1637</text:p>
          </table:table-cell>
          <table:table-cell/>
          <table:table-cell office:value-type="float" office:value="46.823">
            <text:p>46.823</text:p>
          </table:table-cell>
          <table:table-cell/>
          <table:table-cell office:value-type="float" office:value="46.0651">
            <text:p>46.0651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2012-07-17</text:date>, <text:time>15:2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7T12:38:36.53</meta:creation-date>
    <dc:date>2012-07-17T15:28:46.68</dc:date>
    <meta:editing-duration>PT2H34M28S</meta:editing-duration>
    <meta:editing-cycles>4</meta:editing-cycles>
    <meta:generator>OpenOffice.org/3.3$Win32 OpenOffice.org_project/330m20$Build-9567</meta:generator>
    <meta:document-statistic meta:table-count="3" meta:cell-count="870" meta:object-count="0"/>
  </office:meta>
</office:document-meta>
</file>